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3555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1.244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3925in"/>
    </style:style>
    <style:style style:name="co6" style:family="table-column">
      <style:table-column-properties fo:break-before="auto" style:column-width="2.8256in"/>
    </style:style>
    <style:style style:name="co7" style:family="table-column">
      <style:table-column-properties fo:break-before="auto" style:column-width="2.5717in"/>
    </style:style>
    <style:style style:name="co8" style:family="table-column">
      <style:table-column-properties fo:break-before="auto" style:column-width="0.178in"/>
    </style:style>
    <style:style style:name="co9" style:family="table-column">
      <style:table-column-properties fo:break-before="auto" style:column-width="4.1028in"/>
    </style:style>
    <style:style style:name="co10" style:family="table-column">
      <style:table-column-properties fo:break-before="auto" style:column-width="1.6in"/>
    </style:style>
    <style:style style:name="co11" style:family="table-column">
      <style:table-column-properties fo:break-before="auto" style:column-width="1.7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5ce" fo:border="0.74pt solid #e16173"/>
    </style:style>
    <style:style style:name="ce4" style:family="table-cell" style:parent-style-name="Default">
      <style:table-cell-properties fo:background-color="#fff5ce" fo:border="0.06pt solid #ff6d6d"/>
    </style:style>
    <style:style style:name="ce5" style:family="table-cell" style:parent-style-name="Default">
      <style:table-cell-properties fo:background-color="#fff5ce" fo:border="0.06pt solid #ff3838"/>
    </style:style>
    <style:style style:name="ce6" style:family="table-cell" style:parent-style-name="Default"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d7d7" fo:font-size="12pt" fo:font-weight="bold" style:font-weight-asian="bold" style:font-weight-complex="bold"/>
    </style:style>
    <style:style style:name="ce8" style:family="table-cell" style:parent-style-name="Default">
      <style:table-cell-properties fo:background-color="#dee6ef" fo:border="0.74pt solid #ffffff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d7d7" fo:font-weight="bold" style:font-weight-asian="bold" style:font-weight-complex="bold"/>
    </style:style>
    <style:style style:name="ce10" style:family="table-cell" style:parent-style-name="Default">
      <style:table-cell-properties fo:background-color="#dee6ef" fo:border="0.74pt solid #ffffff"/>
    </style:style>
    <style:style style:name="ce11" style:family="table-cell" style:parent-style-name="Default" style:data-style-name="N0">
      <style:table-cell-properties fo:background-color="#dee6ef" fo:border="0.74pt solid #ffffff"/>
    </style:style>
    <style:style style:name="ce12" style:family="table-cell" style:parent-style-name="Default" style:data-style-name="N4">
      <style:table-cell-properties fo:background-color="#dee6ef" fo:border="0.74pt solid #ffffff"/>
    </style:style>
  </office:automatic-styles>
  <office:body>
    <office:spreadsheet>
      <table:calculation-settings table:automatic-find-labels="false"/>
      <table:table table:name="Sh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/>
        </table:table-row>
      </table:table>
      <table:table table:name="Nama" table:style-name="ta1">
        <table:table-column table:style-name="co1" table:default-cell-style-name="Default"/>
        <table:table-column table:style-name="co5" table:default-cell-style-name="ce3"/>
        <table:table-column table:style-name="co6" table:default-cell-style-name="ce3"/>
        <table:table-row table:style-name="ro1">
          <table:table-cell/>
          <table:table-cell table:style-name="Default" office:value-type="string" calcext:value-type="string">
            <text:p>Soal 1. Ekstrak Nama menggunakan formula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Nama</text:p>
          </table:table-cell>
        </table:table-row>
        <table:table-row table:style-name="ro1">
          <table:table-cell/>
          <table:table-cell office:value-type="string" calcext:value-type="string">
            <text:p>Amar Gunawan,<text:a xlink:href="mailto:amar@yahoo.com" xlink:type="simple">amar@yahoo.com</text:a>;Jakar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a Ridwan,<text:a xlink:href="mailto:gitar@gmail.com" xlink:type="simple">gitar@gmail.com</text:a>;B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m Santsu,<text:a xlink:href="mailto:kim@yahoo.com" xlink:type="simple">kim@yahoo.com</text:a>;Amb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icia,<text:a xlink:href="mailto:feli@mail.com" xlink:type="simple">feli@mail.com</text:a>;Makasar</text:p>
          </table:table-cell>
          <table:table-cell/>
        </table:table-row>
      </table:table>
      <table:table table:name="Kota" table:style-name="ta1">
        <table:table-column table:style-name="co1" table:default-cell-style-name="Default"/>
        <table:table-column table:style-name="co5" table:default-cell-style-name="ce3"/>
        <table:table-column table:style-name="co7" table:default-cell-style-name="ce4"/>
        <table:table-row table:style-name="ro1">
          <table:table-cell/>
          <table:table-cell table:style-name="Default" office:value-type="string" calcext:value-type="string">
            <text:p>Soal 2. Ekstrak Kota menggunakan formula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Kota</text:p>
          </table:table-cell>
        </table:table-row>
        <table:table-row table:style-name="ro1">
          <table:table-cell/>
          <table:table-cell office:value-type="string" calcext:value-type="string">
            <text:p>Amar Gunawan,<text:a xlink:href="mailto:amar@yahoo.com" xlink:type="simple">amar@yahoo.com</text:a>;Jakar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a Ridwan,<text:a xlink:href="mailto:gitar@gmail.com" xlink:type="simple">gitar@gmail.com</text:a>;B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m Santsu,<text:a xlink:href="mailto:kim@yahoo.com" xlink:type="simple">kim@yahoo.com</text:a>;Amb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icia,<text:a xlink:href="mailto:feli@mail.com" xlink:type="simple">feli@mail.com</text:a>;Makasar</text:p>
          </table:table-cell>
          <table:table-cell/>
        </table:table-row>
      </table:table>
      <table:table table:name="Email" table:style-name="ta1">
        <table:table-column table:style-name="co1" table:default-cell-style-name="Default"/>
        <table:table-column table:style-name="co5" table:default-cell-style-name="ce3"/>
        <table:table-column table:style-name="co7" table:default-cell-style-name="ce5"/>
        <table:table-row table:style-name="ro1">
          <table:table-cell/>
          <table:table-cell table:style-name="Default" office:value-type="string" calcext:value-type="string">
            <text:p>Soal 3, Ekstrak Email menggunakan formula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Email</text:p>
          </table:table-cell>
        </table:table-row>
        <table:table-row table:style-name="ro1">
          <table:table-cell/>
          <table:table-cell office:value-type="string" calcext:value-type="string">
            <text:p>Amar Gunawan,<text:a xlink:href="mailto:amar@yahoo.com" xlink:type="simple">amar@yahoo.com</text:a>;Jakar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ta Ridwan,<text:a xlink:href="mailto:gitar@gmail.com" xlink:type="simple">gitar@gmail.com</text:a>;B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m Santsu,<text:a xlink:href="mailto:kim@yahoo.com" xlink:type="simple">kim@yahoo.com</text:a>;Amb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licia,<text:a xlink:href="mailto:feli@mail.com" xlink:type="simple">feli@mail.com</text:a>;Makasar</text:p>
          </table:table-cell>
          <table:table-cell/>
        </table:table-row>
      </table:table>
      <table:table table:name="PR" table:style-name="ta1">
        <table:table-column table:style-name="co8" table:default-cell-style-name="Default"/>
        <table:table-column table:style-name="co9" table:default-cell-style-name="ce8"/>
        <table:table-column table:style-name="co10" table:default-cell-style-name="ce10"/>
        <table:table-column table:style-name="co11" table:number-columns-repeated="3" table:default-cell-style-name="ce10"/>
        <table:table-row table:style-name="ro2">
          <table:table-cell/>
          <table:table-cell table:style-name="ce6" office:value-type="string" calcext:value-type="string">
            <text:p>Soal 4 (PR). Ekstrak Email, Nama, No HP dan Kota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5"/>
        </table:table-row>
        <table:table-row table:style-name="ro3">
          <table:table-cell/>
          <table:table-cell table:style-name="ce7" office:value-type="string" calcext:value-type="string">
            <text:p>CSV data</text:p>
          </table:table-cell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Nama</text:p>
          </table:table-cell>
          <table:table-cell table:style-name="ce9" office:value-type="string" calcext:value-type="string">
            <text:p>No HP</text:p>
          </table:table-cell>
          <table:table-cell table:style-name="ce9" office:value-type="string" calcext:value-type="string">
            <text:p>Kota</text:p>
          </table:table-cell>
        </table:table-row>
        <table:table-row table:style-name="ro4">
          <table:table-cell/>
          <table:table-cell office:value-type="string" calcext:value-type="string">
            <text:p><text:a xlink:href="mailto:fika@yahoo.com" xlink:type="simple">fika@yahoo.com</text:a>,Rika Singal,Jakarta,08213214467</text:p>
          </table:table-cell>
          <table:table-cell table:number-columns-repeated="2"/>
          <table:table-cell table:style-name="ce11"/>
          <table:table-cell/>
        </table:table-row>
        <table:table-row table:style-name="ro4">
          <table:table-cell/>
          <table:table-cell office:value-type="string" calcext:value-type="string">
            <text:p>Gino Lampus,Bandung,<text:a xlink:href="mailto:tino@gmail.com" xlink:type="simple">tino@gmail.com</text:a>,02211113840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Joko Widodo,<text:a xlink:href="mailto:joko@mail.com" xlink:type="simple">joko@mail.com</text:a>,08234555527,Solo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Bali,Gaya Waloni,<text:a xlink:href="mailto:wanoli@wordpress.com" xlink:type="simple">wanoli@wordpress.com</text:a>,08824448377</text:p>
          </table:table-cell>
          <table:table-cell table:number-columns-repeated="2"/>
          <table:table-cell table:style-name="ce12"/>
          <table:table-cell/>
        </table:table-row>
        <table:table-row table:style-name="ro4">
          <table:table-cell/>
          <table:table-cell office:value-type="string" calcext:value-type="string">
            <text:p>04323494344,Gerung Decky,<text:a xlink:href="mailto:decky@yahoo.com" xlink:type="simple">decky@yahoo.com</text:a>,Tondano</text:p>
          </table:table-cell>
          <table:table-cell table:number-columns-repeated="2"/>
          <table:table-cell table:style-name="ce11"/>
          <table:table-cell/>
        </table:table-row>
        <table:table-row table:style-name="ro4">
          <table:table-cell/>
          <table:table-cell office:value-type="string" calcext:value-type="string">
            <text:p><text:a xlink:href="mailto:ngabal@mail.com" xlink:type="simple">ngabal@mail.com</text:a>,Ali Gombalin,Wamena,088848948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es Gawegan,08332893898,<text:a xlink:href="mailto:baswe@proton.com" xlink:type="simple">baswe@proton.com</text:a>,Bant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ndari,<text:a xlink:href="mailto:kal_la.y@proton.com" xlink:type="simple">kal_la.y@proton.com</text:a>,Y. Kulla,08223904444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 style:data-style-name="N2" text:time-value="21:29:51.2122024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20:44:02.904908901</meta:creation-date>
    <dc:date>2021-09-21T21:30:10.019384529</dc:date>
    <meta:editing-duration>PT34M14S</meta:editing-duration>
    <meta:editing-cycles>30</meta:editing-cycles>
    <meta:generator>LibreOffice/7.2.0.4$Linux_X86_64 LibreOffice_project/20$Build-4</meta:generator>
    <meta:document-statistic meta:table-count="5" meta:cell-count="40" meta:object-count="0"/>
  </office:meta>
</office:document-meta>
</file>